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ias Line</text:p>
          </table:table-cell>
          <table:table-cell office:value-type="string" calcext:value-type="string">
            <text:p>Optically Active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99744023.43755" calcext:value-type="float">
            <text:p>549974402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1592164.06255" calcext:value-type="float">
            <text:p>5501592164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3104953.12505" calcext:value-type="float">
            <text:p>550310495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5183359.3751" calcext:value-type="float">
            <text:p>5505183359.375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13503671.8751" calcext:value-type="float">
            <text:p>5513503671.875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43389625.00005" calcext:value-type="float">
            <text:p>55433896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45615492.18755" calcext:value-type="float">
            <text:p>554561549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7407804.68755" calcext:value-type="float">
            <text:p>554740780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48285367.18755" calcext:value-type="float">
            <text:p>554828536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49772320.31255" calcext:value-type="float">
            <text:p>55497723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52026851.56255" calcext:value-type="float">
            <text:p>5552026851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4585468.75005" calcext:value-type="float">
            <text:p>555458546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56271226.56255" calcext:value-type="float">
            <text:p>555627122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57752625.00005" calcext:value-type="float">
            <text:p>55577526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59726210.93755" calcext:value-type="float">
            <text:p>5559726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62604679.68755" calcext:value-type="float">
            <text:p>556260467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64957007.81255" calcext:value-type="float">
            <text:p>556495700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66867882.81255" calcext:value-type="float">
            <text:p>5566867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9414734.37505" calcext:value-type="float">
            <text:p>5569414734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71698031.25005" calcext:value-type="float">
            <text:p>55716980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73529898.43755" calcext:value-type="float">
            <text:p>557352989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74961656.25005" calcext:value-type="float">
            <text:p>557496165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78118812.50005" calcext:value-type="float">
            <text:p>557811881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79687242.18755" calcext:value-type="float">
            <text:p>557968724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81490210.93755" calcext:value-type="float">
            <text:p>5581490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83728218.75006" calcext:value-type="float">
            <text:p>5583728218.7500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86853101.56256" calcext:value-type="float">
            <text:p>5586853101.56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88955398.43754" calcext:value-type="float">
            <text:p>5588955398.437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90519320.31255" calcext:value-type="float">
            <text:p>55905193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92132304.68756" calcext:value-type="float">
            <text:p>5592132304.687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94532109.37505" calcext:value-type="float">
            <text:p>55945321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97216750.00005" calcext:value-type="float">
            <text:p>559721675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99106187.50005" calcext:value-type="float">
            <text:p>5599106187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03861304.68755" calcext:value-type="float">
            <text:p>560386130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06013882.81255" calcext:value-type="float">
            <text:p>5606013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07252140.62505" calcext:value-type="float">
            <text:p>560725214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13708773.43755" calcext:value-type="float">
            <text:p>561370877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16054593.75005" calcext:value-type="float">
            <text:p>56160545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17737046.87505" calcext:value-type="float">
            <text:p>5617737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19049781.25005" calcext:value-type="float">
            <text:p>561904978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0886695.31255" calcext:value-type="float">
            <text:p>5620886695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21730164.06255" calcext:value-type="float">
            <text:p>5621730164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22517320.31255" calcext:value-type="float">
            <text:p>56225173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24190960.93755" calcext:value-type="float">
            <text:p>56241909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28876281.25005" calcext:value-type="float">
            <text:p>562887628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30430148.43755" calcext:value-type="float">
            <text:p>563043014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32296476.56255" calcext:value-type="float">
            <text:p>56322964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34468421.87505" calcext:value-type="float">
            <text:p>563446842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36328984.37505" calcext:value-type="float">
            <text:p>5636328984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38426359.37505" calcext:value-type="float">
            <text:p>56384263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40513859.37505" calcext:value-type="float">
            <text:p>5640513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42735492.18755" calcext:value-type="float">
            <text:p>564273549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44761742.18755" calcext:value-type="float">
            <text:p>564476174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48249375.00005" calcext:value-type="float">
            <text:p>564824937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53302429.68755" calcext:value-type="float">
            <text:p>56533024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54775132.81255" calcext:value-type="float">
            <text:p>565477513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56506000.00005" calcext:value-type="float">
            <text:p>565650600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58172828.12505" calcext:value-type="float">
            <text:p>5658172828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60544898.43755" calcext:value-type="float">
            <text:p>566054489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63072781.25006" calcext:value-type="float">
            <text:p>5663072781.2500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64561898.43755" calcext:value-type="float">
            <text:p>566456189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66458335.93755" calcext:value-type="float">
            <text:p>5666458335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68547523.43755" calcext:value-type="float">
            <text:p>566854752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70459937.50005" calcext:value-type="float">
            <text:p>5670459937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72499000.00005" calcext:value-type="float">
            <text:p>567249900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74832703.12505" calcext:value-type="float">
            <text:p>567483270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76576148.43755" calcext:value-type="float">
            <text:p>567657614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83291367.18756" calcext:value-type="float">
            <text:p>5683291367.187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85477843.75005" calcext:value-type="float">
            <text:p>568547784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87319218.75005" calcext:value-type="float">
            <text:p>568731921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88580632.81255" calcext:value-type="float">
            <text:p>568858063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90228164.06255" calcext:value-type="float">
            <text:p>5690228164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91892765.62505" calcext:value-type="float">
            <text:p>5691892765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93465562.50005" calcext:value-type="float">
            <text:p>569346556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95296851.56255" calcext:value-type="float">
            <text:p>5695296851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97834562.50005" calcext:value-type="float">
            <text:p>569783456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00016718.75005" calcext:value-type="float">
            <text:p>570001671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02062289.06255" calcext:value-type="float">
            <text:p>570206228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04076546.87505" calcext:value-type="float">
            <text:p>57040765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06089820.31255" calcext:value-type="float">
            <text:p>57060898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8569312.50005" calcext:value-type="float">
            <text:p>570856931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10731632.81255" calcext:value-type="float">
            <text:p>571073163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12844703.12505" calcext:value-type="float">
            <text:p>571284470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15717679.68755" calcext:value-type="float">
            <text:p>571571767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17601046.87505" calcext:value-type="float">
            <text:p>5717601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19874000.00005" calcext:value-type="float">
            <text:p>571987400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21358773.43755" calcext:value-type="float">
            <text:p>572135877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22925617.18755" calcext:value-type="float">
            <text:p>572292561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24387601.56255" calcext:value-type="float">
            <text:p>5724387601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25899273.43755" calcext:value-type="float">
            <text:p>572589927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27728750.00005" calcext:value-type="float">
            <text:p>572772875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29924664.06255" calcext:value-type="float">
            <text:p>5729924664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32009296.87505" calcext:value-type="float">
            <text:p>573200929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34544242.18755" calcext:value-type="float">
            <text:p>573454424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36592656.25005" calcext:value-type="float">
            <text:p>573659265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38433945.31255" calcext:value-type="float">
            <text:p>5738433945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40577007.81255" calcext:value-type="float">
            <text:p>574057700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43128210.93755" calcext:value-type="float">
            <text:p>5743128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45205359.37505" calcext:value-type="float">
            <text:p>57452053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47609539.06255" calcext:value-type="float">
            <text:p>574760953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8965031.25005" calcext:value-type="float">
            <text:p>57489650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53422179.68755" calcext:value-type="float">
            <text:p>5753422179.6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755548226.56255" calcext:value-type="float">
            <text:p>5755548226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57312921.87505" calcext:value-type="float">
            <text:p>5757312921.8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58610492.18755" calcext:value-type="float">
            <text:p>5758610492.1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60595492.18755" calcext:value-type="float">
            <text:p>5760595492.1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2360976.56255" calcext:value-type="float">
            <text:p>5762360976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66661484.37506" calcext:value-type="float">
            <text:p>5766661484.375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69345656.25005" calcext:value-type="float">
            <text:p>5769345656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70968726.56255" calcext:value-type="float">
            <text:p>5770968726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72091679.68755" calcext:value-type="float">
            <text:p>5772091679.6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773935242.18755" calcext:value-type="float">
            <text:p>5773935242.1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75718078.12505" calcext:value-type="float">
            <text:p>5775718078.1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77466750.00005" calcext:value-type="float">
            <text:p>5777466750.0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79142601.56255" calcext:value-type="float">
            <text:p>5779142601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83650296.87505" calcext:value-type="float">
            <text:p>5783650296.8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85587679.68755" calcext:value-type="float">
            <text:p>578558767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87696500.00005" calcext:value-type="float">
            <text:p>5787696500.0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89648882.81255" calcext:value-type="float">
            <text:p>5789648882.8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90972398.43755" calcext:value-type="float">
            <text:p>5790972398.4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92584289.06255" calcext:value-type="float">
            <text:p>5792584289.0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97106750.00005" calcext:value-type="float">
            <text:p>5797106750.0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798646460.93755" calcext:value-type="float">
            <text:p>5798646460.9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00933453.12505" calcext:value-type="float">
            <text:p>5800933453.1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03113585.93755" calcext:value-type="float">
            <text:p>5803113585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04635273.43755" calcext:value-type="float">
            <text:p>5804635273.4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805858656.25005" calcext:value-type="float">
            <text:p>5805858656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07779156.25005" calcext:value-type="float">
            <text:p>5807779156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08739515.62505" calcext:value-type="float">
            <text:p>5808739515.6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11345890.62505" calcext:value-type="float">
            <text:p>5811345890.6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18701476.56255" calcext:value-type="float">
            <text:p>5818701476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819987929.68755" calcext:value-type="float">
            <text:p>5819987929.6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21789781.25005" calcext:value-type="float">
            <text:p>5821789781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23856117.18755" calcext:value-type="float">
            <text:p>5823856117.1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25187781.25005" calcext:value-type="float">
            <text:p>5825187781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27063031.25005" calcext:value-type="float">
            <text:p>58270630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27602601.56254" calcext:value-type="float">
            <text:p>5827602601.562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28551968.75005" calcext:value-type="float">
            <text:p>582855196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32320875.00006" calcext:value-type="float">
            <text:p>5832320875.000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34997375.00005" calcext:value-type="float">
            <text:p>5834997375.0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37197570.31255" calcext:value-type="float">
            <text:p>5837197570.3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839235976.56255" calcext:value-type="float">
            <text:p>5839235976.5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840205242.18755" calcext:value-type="float">
            <text:p>5840205242.1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842672734.37505" calcext:value-type="float">
            <text:p>5842672734.3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44351539.06255" calcext:value-type="float">
            <text:p>5844351539.0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46208218.75005" calcext:value-type="float">
            <text:p>5846208218.7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848789250.00005" calcext:value-type="float">
            <text:p>584878925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852775789.06255" calcext:value-type="float">
            <text:p>5852775789.06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54223000.00005" calcext:value-type="float">
            <text:p>5854223000.0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56381304.68755" calcext:value-type="float">
            <text:p>5856381304.68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57851046.87505" calcext:value-type="float">
            <text:p>5857851046.8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59187453.12505" calcext:value-type="float">
            <text:p>5859187453.1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60713664.06256" calcext:value-type="float">
            <text:p>5860713664.062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862230375.00005" calcext:value-type="float">
            <text:p>5862230375.0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64441781.25005" calcext:value-type="float">
            <text:p>5864441781.25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6030945.31255" calcext:value-type="float">
            <text:p>5866030945.3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69512109.37505" calcext:value-type="float">
            <text:p>5869512109.3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871500859.37505" calcext:value-type="float">
            <text:p>5871500859.37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72727515.62505" calcext:value-type="float">
            <text:p>5872727515.625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74319960.93755" calcext:value-type="float">
            <text:p>5874319960.9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76726007.81256" calcext:value-type="float">
            <text:p>5876726007.812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878865445.31255" calcext:value-type="float">
            <text:p>5878865445.312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880708960.93755" calcext:value-type="float">
            <text:p>5880708960.937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911555640.62505" calcext:value-type="float">
            <text:p>591155564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920207007.81255" calcext:value-type="float">
            <text:p>5920207007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21509554.68755" calcext:value-type="float">
            <text:p>5921509554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25667546.87505" calcext:value-type="float">
            <text:p>5925667546.8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927678453.12505" calcext:value-type="float">
            <text:p>5927678453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29369117.18755" calcext:value-type="float">
            <text:p>5929369117.1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31496515.62506" calcext:value-type="float">
            <text:p>5931496515.625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34106421.87505" calcext:value-type="float">
            <text:p>593410642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35340406.25006" calcext:value-type="float">
            <text:p>5935340406.2500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37110656.25005" calcext:value-type="float">
            <text:p>5937110656.2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38916460.93755" calcext:value-type="float">
            <text:p>593891646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42943664.06255" calcext:value-type="float">
            <text:p>5942943664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44626492.18756" calcext:value-type="float">
            <text:p>5944626492.187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946720304.68755" calcext:value-type="float">
            <text:p>594672030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48518507.81255" calcext:value-type="float">
            <text:p>5948518507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52190359.37505" calcext:value-type="float">
            <text:p>5952190359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53458960.93755" calcext:value-type="float">
            <text:p>595345896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57701476.56255" calcext:value-type="float">
            <text:p>5957701476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59772273.43755" calcext:value-type="float">
            <text:p>595977227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61643296.87505" calcext:value-type="float">
            <text:p>5961643296.8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65714171.87505" calcext:value-type="float">
            <text:p>596571417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67699960.93755" calcext:value-type="float">
            <text:p>596769996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68990976.56255" calcext:value-type="float">
            <text:p>5968990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71021460.93755" calcext:value-type="float">
            <text:p>597102146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73074476.56255" calcext:value-type="float">
            <text:p>5973074476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974772226.56255" calcext:value-type="float">
            <text:p>5974772226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76765414.06255" calcext:value-type="float">
            <text:p>5976765414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978682890.62505" calcext:value-type="float">
            <text:p>5978682890.6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979734679.68755" calcext:value-type="float">
            <text:p>5979734679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91098593.75006" calcext:value-type="float">
            <text:p>5991098593.750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96404804.68755" calcext:value-type="float">
            <text:p>5996404804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">
      <number:number number:decimal-places="1" loext:min-decimal-places="1" number:min-integer-digits="1"/>
      <number:text>%</number:text>
    </number:percentage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text> </number:text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48:29.241437501</meta:creation-date>
    <dc:date>2024-06-03T10:52:22.628696250</dc:date>
    <meta:editing-duration>PT3M53S</meta:editing-duration>
    <meta:editing-cycles>2</meta:editing-cycles>
    <meta:generator>LibreOffice/6.4.7.2$Linux_X86_64 LibreOffice_project/40$Build-2</meta:generator>
    <meta:document-statistic meta:table-count="1" meta:cell-count="975" meta:object-count="0"/>
  </office:meta>
</office:document-meta>
</file>